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a58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ea587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ea587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ea587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رُّوم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أَلَٓم؋ّٓؐ غُلِبَتِ </text:span><text:span text:style-name="T5">۱</text:span><text:span text:style-name="T2">لرُّومُ فِىٓ أَدْنَــي </text:span><text:span text:style-name="T5">۰</text:span><text:span text:style-name="T2">لاَرْضِ وَهُم مِّـنۢ بَعْدِ غَلَبِهِمْ سَيَغْلِبُونَ </text:span><text:span text:style-name="T3">(1)</text:span><text:span text:style-name="T2"> فِى بِضْعِ سِنِينَؐ </text:span><text:span text:style-name="T3">(2)</text:span><text:span text:style-name="T2"> لِلهِ </text:span><text:span text:style-name="T5">۱</text:span><text:span text:style-name="T2">لاَمْرُ مِن قَبْلُ وَمِـنۢ بَعْدُؐ وَيَوْمَئِذٍ يَفْرَحُ </text:span><text:span text:style-name="T5">۴</text:span><text:span text:style-name="T2">لْمُومِنُونَ </text:span><text:span text:style-name="T3">(3)</text:span><text:span text:style-name="T2"> بِنَصْرۣ </text:span><text:span text:style-name="T5">۱</text:span><text:span text:style-name="T2">للَّهِؐ يَنصُرُ مَنْ يَّشَآءُؐ وَهُوَ </text:span><text:span text:style-name="T5">۰</text:span><text:span text:style-name="T2">لْعَزۣيزُ </text:span><text:span text:style-name="T5">۴</text:span><text:span text:style-name="T2">لرَّحِيمُؐ </text:span><text:span text:style-name="T3">(4)</text:span><text:span text:style-name="T2"> وَعْدَ </text:span><text:span text:style-name="T5">۰</text:span><text:span text:style-name="T2">للَّهِ لاَ يُخْلِفُ </text:span><text:span text:style-name="T5">۴</text:span><text:span text:style-name="T2">للَّهُ وَعْدَهُؐ„ وَچَكِــنَّ أَكْثَرَ </text:span><text:span text:style-name="T5">۰</text:span><text:span text:style-name="T2">لنَّاسسسِ لاَ يَعْلَمُونَؐ</text:span></text:p>
      <text:p text:style-name="P3" loext:marker-style-name="T2"/>
      <text:p text:style-name="P4" loext:marker-style-name="T2"><text:span text:style-name="T2">414</text:span></text:p>
      <text:p text:style-name="P2" loext:marker-style-name="T2"><text:span text:style-name="T3">(5)</text:span><text:span text:style-name="T2"> يَعْلَمُونَ ظَـٰهِراً مِّــنَ </text:span><text:span text:style-name="T5">۰</text:span><text:span text:style-name="T2">لْحَيَوٰةِ </text:span><text:span text:style-name="T5">۱</text:span><text:span text:style-name="T2">لدُّنْيۭا وَهُمْ عَـنِ </text:span><text:span text:style-name="T5">۱</text:span><text:span text:style-name="T2">لاَخِرَةِ هُمْ غَـٰفِلُونَؐ </text:span><text:span text:style-name="T3">(6)</text:span><text:span text:style-name="T2"> أَوَلَمْ يَتَفَكَّرُواْ فِىٓ أَنفُسِهِمؐ مَّا خَلَــقَ </text:span><text:span text:style-name="T5">۰</text:span><text:span text:style-name="T2">للَّهُ </text:span><text:span text:style-name="T5">۴</text:span><text:span text:style-name="T2">لسَّمَـٰوَ؛تِ وَالاَرْضَ وَمَا بَيْنَهُمَآ إِلاَّ بِالْحَقِّ وَأَجَــلٍ مُّسَمّيًؐ وَإِنَّ كَثِيراً مِّــنَ </text:span><text:span text:style-name="T5">۰</text:span><text:span text:style-name="T2">لنَّاسِ بِلِقَآءِ رَبِّهِمْ لَكَـٰفِرُونَؐ </text:span><text:span text:style-name="T3">(7)</text:span><text:span text:style-name="T2"> © أَوَلَمْ يَسِيرُواْ فِى </text:span><text:span text:style-name="T5">۱</text:span><text:span text:style-name="T2">لاَرْضِ فَيَنظُرُواْ كَيْفَ كَانَ عَـٰقِبَةُ </text:span><text:span text:style-name="T5">۴</text:span><text:span text:style-name="T2">لذِينَ مِــن قَبْلِهِمْ كَانُوٓاْ أَشَدَّ مِنْهُمْ قُوَّةً وَأَثَارُواْ </text:span><text:span text:style-name="T5">۴</text:span><text:span text:style-name="T2">لاَرْضَؐ وَعَمَرُوهَآ أَكْثَرَ مِمَّا عَمَرُوهَا وَجَآءَتْهُمْ رُسُلُهُم بِالْبَيِّنَـٰتِؐ فَمَا كَانَ </text:span><text:span text:style-name="T5">۰</text:span><text:span text:style-name="T2">للَّهُ لِيَظْلِمَهُمْؐ وَچَكِــن كَانُوٓاْ أَنفُسَهُمْ يَظْلِمُونَؐ </text:span><text:span text:style-name="T3">(8)</text:span><text:span text:style-name="T2"> ثُمَّ كَانَ عَـٰقِبَةُ </text:span><text:span text:style-name="T5">۴</text:span><text:span text:style-name="T2">لذِيــنَ أَسَـٰٓـُٔواْ </text:span><text:span text:style-name="T5">۴</text:span><text:span text:style-name="T2">لسُّوٓأۭيٰٓ أَننن كَذَّبُواْ بِـَٔايَـٰــتِ </text:span><text:span text:style-name="T5">۱</text:span><text:span text:style-name="T2">للَّهِ وَكَانُواْ بِهَا يَسْتَهْزۣءُونَؐ </text:span><text:span text:style-name="T3">(9)</text:span><text:span text:style-name="T2"> </text:span><text:span text:style-name="T5">۰</text:span><text:span text:style-name="T2">للَّهُ يَبْدَؤُاْ </text:span><text:span text:style-name="T5">۴</text:span><text:span text:style-name="T2">لْخَلْــقَ ثُمَّ يُعِيدُهُ„ ثُمَّ إِلَيْهِ تُرْجَعُونَؐ </text:span><text:span text:style-name="T3">(10)</text:span><text:span text:style-name="T2"> وَيَوْمَ تَقُومُ </text:span><text:span text:style-name="T5">۴</text:span><text:span text:style-name="T2">لسَّاعَةُ يُبْلِسُ </text:span><text:span text:style-name="T5">۴</text:span><text:span text:style-name="T2">ڤْمُجْرۣمُونَ </text:span><text:span text:style-name="T3">(11)</text:span><text:span text:style-name="T2"> وَلَمْ يَكُــن لَّهُم مِّــن شُرَكَآئِهِمْ شُفَعَـٰٓؤُاْ وَكَانُواْ بِشُرَكَآئِهِمْ كۭـٰفِـرۣينَؐ </text:span><text:span text:style-name="T3">(12)</text:span><text:span text:style-name="T2"> وَيَوْمَ تَقُومُ </text:span><text:span text:style-name="T5">۴</text:span><text:span text:style-name="T2">لسَّاعَةُ يَوْمَئِذٍ يَتَفَرَّقُونَؐ </text:span><text:span text:style-name="T3">(13)</text:span><text:span text:style-name="T2"> فَأَمَّا </text:span><text:span text:style-name="T5">۰</text:span><text:span text:style-name="T2">لذِيــنَ ءَامَنُواْ وَعَمِلُواْ </text:span><text:span text:style-name="T5">۴</text:span><text:span text:style-name="T2">ڤصَّـٰڤِحَـٰتِ فَهُمْ فِى رَوْضَةٍ يُحْبَرُونَؐ </text:span><text:span text:style-name="T3">(14)</text:span><text:span text:style-name="T2"> وَأَمَّا </text:span><text:span text:style-name="T5">۰</text:span><text:span text:style-name="T2">لذِيــنَ كَفَرُواْ وَكَذَّبُواْ</text:span></text:p>
      <text:p text:style-name="P3" loext:marker-style-name="T2"/>
      <text:p text:style-name="P4" loext:marker-style-name="T2"><text:span text:style-name="T2">415</text:span></text:p>
      <text:p text:style-name="P2" loext:marker-style-name="T2"><text:span text:style-name="T2">بِـَٔايَـٰتِنَا وَلِقَآءِ </text:span><text:span text:style-name="T5">۱</text:span><text:span text:style-name="T2">لاَخِرَةِ فَٱُوْلَئِــكَ فِى </text:span><text:span text:style-name="T5">۱</text:span><text:span text:style-name="T2">لْعَذَابِ مُحْضَرُونَؐ </text:span><text:span text:style-name="T3">(15)</text:span><text:span text:style-name="T2"> فَسُبْحَـٰــنَ </text:span><text:span text:style-name="T5">۰</text:span><text:span text:style-name="T2">للَّهِ حِيــنَ تُمْسُونَ وَحِيــنَ تُصْبِحُونَ </text:span><text:span text:style-name="T3">(16)</text:span><text:span text:style-name="T2"> وَلَهُ </text:span><text:span text:style-name="T5">۴</text:span><text:span text:style-name="T2">لْحَمْدُ فِى </text:span><text:span text:style-name="T5">۱</text:span><text:span text:style-name="T2">لسَّمَـٰوَ؛تِ وَالاَرْضِ وَعَشِيّاً وَحِيــنَ تُظْهِرُونَؐ </text:span><text:span text:style-name="T3">(17)</text:span><text:span text:style-name="T2"> يُخْرۣجُ </text:span><text:span text:style-name="T5">۴</text:span><text:span text:style-name="T2">لْحَيَّ مِنَ </text:span><text:span text:style-name="T5">۰</text:span><text:span text:style-name="T2">لْمَيِّــتِ وَيُخْرۣجُ </text:span><text:span text:style-name="T5">۴</text:span><text:span text:style-name="T2">لْمَيِّتَ مِــنَ </text:span><text:span text:style-name="T5">۰</text:span><text:span text:style-name="T2">لْحَيِّ وَيُحْىِ </text:span><text:span text:style-name="T5">۱</text:span><text:span text:style-name="T2">لاَرْضضضَ بَعْدَ مَوْتِهَاؐ وَكَذَ؛لِــكَ تُخْرَجُونَؐ </text:span><text:span text:style-name="T3">(18)</text:span><text:span text:style-name="T2"> وَمِــنَ —ايَـٰتِهِ“ أَنْ خَلَقَكُم مِّن تُرَابٍ ثُمَّ إِذَآ أَنتُم بَشَرٌ تَنتَشِرُونَؐ </text:span><text:span text:style-name="T3">(19)</text:span><text:span text:style-name="T2"> وَمِنَ —ايَـٰتِهِ“ أَنْ خَلَــقَ لَكُم مِّــنَ اَنفُسِكُمُ; أَزْوَ؛جاً لِّتَسْكُنُوٓاْ إِلَيْهَا وَجَعَلَ بَيْنَكُم مَّوَدَّةً وَرَحْمَةٗؐ اِنَّ فِى ذَ؛لِكَ ءَلاَيَـٰتٍ لِّقَوْمٍ يَتَفَكَّرُونَؐ </text:span><text:span text:style-name="T3">(20)</text:span><text:span text:style-name="T2"> ® وَمِنَ —ايَـٰتِهِ” خَلْــقُ </text:span><text:span text:style-name="T5">۴</text:span><text:span text:style-name="T2">لسَّمَـٰوَ؛تِ وَالاَرْضِ وَاخْتِچَفُ أَلْسِنَتِكُمْ وَأَلْوَ؛نِكُمُؐ; إِنَّ فِى ذَ؛لِــكَ ءَلاَيَـٰــتٍ لِّلْعَـٰلَمِينَؐ </text:span><text:span text:style-name="T3">(21)</text:span><text:span text:style-name="T2"> وَمِــنَ —ايَـٰتِهِ” مَنَامُكُم بِاليْلِ وَالنَّهۭارۣ وَابْتِغَآؤُكُم مِّـن فَضْلِهِؐ“ إِنَّ فِى ذَ؛لِــكَ ءَلاَيَـٰتٍ لِّقَوْمٍ يَسْمَعُونَؐ </text:span><text:span text:style-name="T3">(22)</text:span><text:span text:style-name="T2"> وَمِنَ —ايَـٰتِهِ” يُرۣيكُمُ </text:span><text:span text:style-name="T5">۴</text:span><text:span text:style-name="T2">لْبَرْقَ خَوْفاً وَطَمَعاً وَيُنَزّۣلُ مِــنَ </text:span><text:span text:style-name="T5">۰</text:span><text:span text:style-name="T2">لسَّمَآءِ مَآءً فَيُحْىِ” بِهِ </text:span><text:span text:style-name="T5">۱</text:span><text:span text:style-name="T2">لاَرْضضضَ بَعْدَ مَوْتِهَآؐ إِنَّ فِى ذَ؛لِكَ ءَلاَيَـٰتٍ لِّقَوْمٍ يَعْقِلُونَؐ </text:span><text:span text:style-name="T3">(23)</text:span><text:span text:style-name="T2"> وَمِــنَ —ايَـٰتِهِ“ أَن تَقُومَ </text:span><text:span text:style-name="T5">۰</text:span><text:span text:style-name="T2">لسَّمَآءُ وَالاَرْضُ</text:span></text:p>
      <text:p text:style-name="P3" loext:marker-style-name="T2"/>
      <text:p text:style-name="P4" loext:marker-style-name="T2"><text:span text:style-name="T2">416</text:span></text:p>
      <text:p text:style-name="P2" loext:marker-style-name="T2"><text:span text:style-name="T2">بِأَمْرۣهِؐ” ثُمَّ إِذَا دَعَاكُمْ دَعْوَةً مِّــنَ </text:span><text:span text:style-name="T5">۰</text:span><text:span text:style-name="T2">لاَرْضضضِ إِذَآ أَنتُمْ تَخْرُجُونَؐ </text:span><text:span text:style-name="T3">(24)</text:span><text:span text:style-name="T2"> وَلَهُ„ مَن فِى </text:span><text:span text:style-name="T5">۱</text:span><text:span text:style-name="T2">لسَّمَـٰوَ؛تِ وَالاَرْضضضِؐ كُلٌّ لَّهُ„ قَـٰنِتُونَؐ </text:span><text:span text:style-name="T3">(25)</text:span><text:span text:style-name="T2"> وَهُوَ </text:span><text:span text:style-name="T5">۰ﻟ﮲</text:span><text:span text:style-name="T2"> يَبْدَؤُاْ </text:span><text:span text:style-name="T5">۴</text:span><text:span text:style-name="T2">لْخَلْقَ ثُمَّ يُعِيدُهُ„ وَهُوَ أَهْوَنننُ عَلَيْهِؐ وَلَهُ </text:span><text:span text:style-name="T5">۴</text:span><text:span text:style-name="T2">لْمَثَــلُ </text:span><text:span text:style-name="T5">۴</text:span><text:span text:style-name="T2">لاَعْلۭيٰ فِى </text:span><text:span text:style-name="T5">۱</text:span><text:span text:style-name="T2">لسَّمَـٰوَ؛تِ وَالاَرْضِ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26)</text:span><text:span text:style-name="T2"> ضَرَبَ لَكُم مَّثَلًا مِّــنَ اَنفُسِكُمْ هَــل لَّكُم مِّن مَّا مَلَكَتَ اَيْمَـٰنُكُم مِّــن شُرَكَآءَ فِى مَا رَزَقْنَـٰكُمْ فَأَنتُمْ فِيهِ سَوَآءٌ تَخَافُونَهُمْ كَخِيفَتِكُمُ; أَنفُسَكُمْؐ كَذَ؛لِــكَ نُفَصِّلُ </text:span><text:span text:style-name="T5">۴</text:span><text:span text:style-name="T2">لاَيَـٰــتِ لِقَوْمٍ يَعْقِلُونَؐ </text:span><text:span text:style-name="T3">(27)</text:span><text:span text:style-name="T2"> بَلِ 'تَّبَعَ </text:span><text:span text:style-name="T5">۰</text:span><text:span text:style-name="T2">لذِيــنَ ظَلَمُوٓاْ أَهْوَآءَهُم بِغَيْرۣ عِلْمٍؐ فَمَـنْ يَّهْدِى مَــنَ اَضَــلَّ </text:span><text:span text:style-name="T5">۰</text:span><text:span text:style-name="T2">للَّهُؐ وَمَا لَهُم مِّــن نَّـٰصِرۣينَؐ </text:span><text:span text:style-name="T3">(28)</text:span><text:span text:style-name="T2"> ¥ فَأَقِمْ وَجْهَــكَ لِلدِّيــنۣ حَنِيفاً فِطْرَتَ </text:span><text:span text:style-name="T5">۰</text:span><text:span text:style-name="T2">للَّهِ </text:span><text:span text:style-name="T5">۱</text:span><text:span text:style-name="T2">لتِى فَطَرَ </text:span><text:span text:style-name="T5">۰</text:span><text:span text:style-name="T2">لنَّاسسسَ عَلَيْهَا لاَ تَبْدِيــلَ لِـخَلْـقِ </text:span><text:span text:style-name="T5">۱</text:span><text:span text:style-name="T2">للَّهِ ذَ؛لِكَ </text:span><text:span text:style-name="T5">۰</text:span><text:span text:style-name="T2">لدِّيــنُ </text:span><text:span text:style-name="T5">۴</text:span><text:span text:style-name="T2">لْقَيِّمُ وَچَكِــنَّ أَكْثَرَ </text:span><text:span text:style-name="T5">۰</text:span><text:span text:style-name="T2">لنَّاسسسِ لاَ يَعْلَمُونَ </text:span><text:span text:style-name="T3">(29)</text:span><text:span text:style-name="T2"> مُنِيبِينَ إِلَيْهِ وَاتَّقُوهُ وَأَقِيمُواْ </text:span><text:span text:style-name="T5">۴</text:span><text:span text:style-name="T2">لصَّلَوٰةَ وَلاَ تَكُونُواْ مِــنَ </text:span><text:span text:style-name="T5">۰</text:span><text:span text:style-name="T2">لْمُشْرۣكِينَ </text:span><text:span text:style-name="T3">(30)</text:span><text:span text:style-name="T2"> مِــنَ </text:span><text:span text:style-name="T5">۰</text:span><text:span text:style-name="T2">لذِينَ فَرَّقُواْ دِينَهُمْ وَكَانُواْ شِيَعاًؐ كُلُّ حِزْبٙ بِمَا لَدَيْهِمْ فَرۣحُونَؐ </text:span><text:span text:style-name="T3">(31)</text:span><text:span text:style-name="T2"> وَإِذَا مَــسَّ </text:span><text:span text:style-name="T5">۰</text:span><text:span text:style-name="T2">لنَّاسسسَ ضُرٌّ دَعَوْاْ رَبَّهُم مُّنِيبِينَ إِلَيْهِؐ</text:span></text:p>
      <text:p text:style-name="P3" loext:marker-style-name="T2"/>
      <text:p text:style-name="P4" loext:marker-style-name="T2"><text:span text:style-name="T2">417</text:span></text:p>
      <text:p text:style-name="P2" loext:marker-style-name="T2"><text:span text:style-name="T2">ثُمَّ إِذَآ أَذَاقَهُم مِّنْهُ رَحْمَةٗ اِذَا فَرۣيقٌ مِّنْهُم بِرَبِّهِمْ يُشْرۣكُونَؐ </text:span><text:span text:style-name="T3">(32)</text:span><text:span text:style-name="T2"> لِيَكْفُرُواْ بِمَآ ءَاتَيْنَـٰهُمْؐ فَتَمَتَّعُواْ فَسَوْفَ تَعْلَمُونَؐ </text:span><text:span text:style-name="T3">(33)</text:span><text:span text:style-name="T2"> أَمَ اَنزَلْنَا عَلَيْهِمْ سُلْطَـٰناً فَهُوَ يَتَكَلَّمُ بِمَا كَانُواْ بِهِ” يُشْرۣكُونَؐ </text:span><text:span text:style-name="T3">(34)</text:span><text:span text:style-name="T2"> وَإِذَآ أَذَقْنَا </text:span><text:span text:style-name="T5">۰</text:span><text:span text:style-name="T2">لنَّاسَ رَحْمَةً فَرۣحُواْ بِهَاؐ وَإِن تُصِبْهُمْ سَيِّيؕةٛ بِمَا قَدَّمَــتَ اَيْدِيهِمُ; إِذَا هُمْ يَقْنَطُونَؐ </text:span><text:span text:style-name="T3">(35)</text:span><text:span text:style-name="T2"> أَوَلَمْ يَرَوَاْ اَنَّ </text:span><text:span text:style-name="T5">۰</text:span><text:span text:style-name="T2">للَّهَ يَبْسُطُ </text:span><text:span text:style-name="T5">۴</text:span><text:span text:style-name="T2">لرّۣزْقَ لِمَنْ يَّشَآءُ وَيَقْدِرُؐ إِنَّ فِى ذَ؛لِكَ ءَلاَيَـٰتٍ لِّقَوْمٍ يُومِنُونَؐ </text:span><text:span text:style-name="T3">(36)</text:span><text:span text:style-name="T2"> فَـَٔاتِ ذَا </text:span><text:span text:style-name="T5">۰</text:span><text:span text:style-name="T2">لْقُرْبۭــيٰ حَقَّهُ„ وَالْمِسْكِينَ وَابْــنَ </text:span><text:span text:style-name="T5">۰</text:span><text:span text:style-name="T2">لسَّبِيلِؐ ذَ؛لِكَ خَيْرٌ لِّلذِينَ يُرۣيدُونَ وَجْهَ </text:span><text:span text:style-name="T5">۰</text:span><text:span text:style-name="T2">للَّهِؐ وَٱُوْلَئِــكَ هُمُ </text:span><text:span text:style-name="T5">۴</text:span><text:span text:style-name="T2">ڤْمُفْڤِحُونَؐ </text:span><text:span text:style-name="T3">(37)</text:span><text:span text:style-name="T2"> وَمَآ ءَاتَيْتُم مِّن رّۣباً لِّتُرْبُواْ فِىٓ أَمْوَ؛لِ </text:span><text:span text:style-name="T5">۱</text:span><text:span text:style-name="T2">لنَّاسِ فَلاَ يَرْبُواْ عِندَ </text:span><text:span text:style-name="T5">۰</text:span><text:span text:style-name="T2">للَّهِؐ وَمَآ ءَاتَيْتُم مِّن زَكَوٰةٍ تُرۣيدُونَ وَجْهَ </text:span><text:span text:style-name="T5">۰</text:span><text:span text:style-name="T2">للَّهِ فَٱُوْلَئِــكَ هُمُ </text:span><text:span text:style-name="T5">۴</text:span><text:span text:style-name="T2">لْمُضْعِفُونَؐ </text:span><text:span text:style-name="T3">(38)</text:span><text:span text:style-name="T2"> </text:span><text:span text:style-name="T5">۰</text:span><text:span text:style-name="T2">للَّهُ </text:span><text:span text:style-name="T5">۴ﻟ﮲</text:span><text:span text:style-name="T2"> خَلَقَكُمْ ثُمَّ رَزَقَكُمْ ثُمَّ يُمِيتُكُمْ ثُمَّ يُحْيِيكُمْؐ هَلْ مِن شُرَكَآئِكُم مَّنْ يَّفْعَلُ مِن ذَ؛لِكُم مِّــن شَيْءٍؐ سُبْحَـٰنَهُ„ وَتَعَـٰلۭــيٰ عَمَّا يُشْرۣكُونَؐ </text:span><text:span text:style-name="T3">(39)</text:span><text:span text:style-name="T2"> ® ظَهَرَ </text:span><text:span text:style-name="T5">۰</text:span><text:span text:style-name="T2">لْفَسَادُ فِى </text:span><text:span text:style-name="T5">۱</text:span><text:span text:style-name="T2">لْبَرّۣ وَاڤْبَحْرۣ بِمَا كَسَبَتَ اَيْدِى </text:span><text:span text:style-name="T5">۱</text:span><text:span text:style-name="T2">لنَّاسِ</text:span></text:p>
      <text:p text:style-name="P3" loext:marker-style-name="T2"/>
      <text:p text:style-name="P4" loext:marker-style-name="T2"><text:span text:style-name="T2">418</text:span></text:p>
      <text:p text:style-name="P2" loext:marker-style-name="T2"><text:span text:style-name="T2">لِيُذِيقَهُم بَعْضَ </text:span><text:span text:style-name="T5">۰ﻟ﮲</text:span><text:span text:style-name="T2"> عَمِلُواْ لَعَلَّهُمْ يَرْجِعُونَؐ </text:span><text:span text:style-name="T3">(40)</text:span><text:span text:style-name="T2"> قُلْ سِيرُواْ فِى </text:span><text:span text:style-name="T5">۱</text:span><text:span text:style-name="T2">لاَرْضِ فَانظُرُواْ كَيْفَ كَانَ عَـٰقِبَةُ </text:span><text:span text:style-name="T5">۴</text:span><text:span text:style-name="T2">لذِينَ مِن قَبْــلُؐ كَانَ أَكْثَرُهُم مُّشْرۣكِينَؐ </text:span><text:span text:style-name="T3">(41)</text:span><text:span text:style-name="T2"> فَأَقِمْ وَجْهَكَ لِلدِّيـنِ </text:span><text:span text:style-name="T5">۱</text:span><text:span text:style-name="T2">لْقَيِّمِ مِن قَبْلِ أَنْ يَّاتِيَ يَوْمٌ لاَّ مَرَدَّ لَهُ„ مِــنَ </text:span><text:span text:style-name="T5">۰</text:span><text:span text:style-name="T2">للَّهِؐ يَوْمَئِذٍ يَصَّدَّعُونَؐ </text:span><text:span text:style-name="T3">(42)</text:span><text:span text:style-name="T2"> مَــن كَفَرَ فَعَلَيْهِ كُفْرُهُؐ, وَمَنْ عَمِــلَ صَـٰڤِحاً فَلَأِنفُسِهِمْ يَمْهَدُونَ </text:span><text:span text:style-name="T3">(43)</text:span><text:span text:style-name="T2"> ڤِيَجْـزۣيَ </text:span><text:span text:style-name="T5">۰</text:span><text:span text:style-name="T2">لذِينَ ءَامَنُواْ وَعَمِلُواْ </text:span><text:span text:style-name="T5">۴</text:span><text:span text:style-name="T2">ڤصَّـٰڤِحَـٰتِ مِن فَضْلِهِؐ“ إِنَّهُ„ لاَ يُحِبُّ </text:span><text:span text:style-name="T5">۴</text:span><text:span text:style-name="T2">لْكۭـٰفِـرۣينَؐ </text:span><text:span text:style-name="T3">(44)</text:span><text:span text:style-name="T2"> وَمِــنَ —ايَـٰتِهِ“ أَنْ يُّرْسِلَ </text:span><text:span text:style-name="T5">۰</text:span><text:span text:style-name="T2">لرّۣيَاحَ مُبَشِّرَ؛تٍ وَلِيُذِيقَكُم مِّن رَّحْمَتِهِ” وَڤِتَجْرۣيَ </text:span><text:span text:style-name="T5">۰</text:span><text:span text:style-name="T2">لْفُلْــكُ بِأَمْرۣهِ” وَلِتَبْتَغُواْ مِـن فَضْلِهِ” وَلَعَلَّكُمْ تَشْكُرُونَؐ </text:span><text:span text:style-name="T3">(45)</text:span><text:span text:style-name="T2"> وَلَقَدَ اَرْسَلْنَا مِــن قَبْلِــكَ رُسُلٗا اِلَيٰ قَوْمِهِمْ فَجَآءُوهُم بِالْبَيِّنَـٰتِ فَانتَقَمْنَا مِنَ </text:span><text:span text:style-name="T5">۰</text:span><text:span text:style-name="T2">لذِيــنَ أَجْرَمُواْؐ وَكَانَ حَقّاٗ عَلَيْنَا نَصْرُ </text:span><text:span text:style-name="T5">۴</text:span><text:span text:style-name="T2">لْمُومِنِينَؐ </text:span><text:span text:style-name="T3">(46)</text:span><text:span text:style-name="T2"> </text:span><text:span text:style-name="T5">۰</text:span><text:span text:style-name="T2">للَّهُ </text:span><text:span text:style-name="T5">۴ﻟ﮲</text:span><text:span text:style-name="T2"> يُرْسِلُ </text:span><text:span text:style-name="T5">۴</text:span><text:span text:style-name="T2">لرّۣيَـٰحَ فَتُثِيرُ سَحَاباً فَيَبْسُطُهُ„ فِى </text:span><text:span text:style-name="T5">۱</text:span><text:span text:style-name="T2">لسَّمَآءِ كَيْفَ يَشَآءُ وَيَجْعَلُهُ„ كِسَفاً فَتَرَي </text:span><text:span text:style-name="T5">۰</text:span><text:span text:style-name="T2">لْوَدْقَ يَخْرُجُ مِنْ خِچَلِهِؐ” فَإِذَآ أَصَابَ بِهِ” مَنْ يَّشَآءُ مِنْ عِبَادِهِ“ إِذَا هُمْ يَسْتَبْشِرُونَؐ</text:span></text:p>
      <text:p text:style-name="P3" loext:marker-style-name="T2"/>
      <text:p text:style-name="P4" loext:marker-style-name="T2"><text:span text:style-name="T2">419</text:span></text:p>
      <text:p text:style-name="P2" loext:marker-style-name="T2"><text:span text:style-name="T3">(47)</text:span><text:span text:style-name="T2"> وَإِن كَانُواْ مِــن قَبْـلِ أَنْ يُّنَزَّلَ عَلَيْهِم مِّــن قَبْلِهِ” لَمُبْلِسِينَؐ </text:span><text:span text:style-name="T3">(48)</text:span><text:span text:style-name="T2"> فَانظُرۣ اِلَيٰٓ أَثَرۣ رَحْمَــتِ </text:span><text:span text:style-name="T5">۱</text:span><text:span text:style-name="T2">للَّهِ كَيْفَ يُحْىِ </text:span><text:span text:style-name="T5">۱</text:span><text:span text:style-name="T2">لاَرْضضضَ بَعْدَ مَوْتِهَآؐ إِنَّ ذَ؛لِــكَ ڤَمُحْىِ </text:span><text:span text:style-name="T5">۱</text:span><text:span text:style-name="T2">لْمَوْتۭيٰؐ وَهُوَ عَلَــيٰ كُــلّۣ شَيْءٍ قَدِيرٌؐ </text:span><text:span text:style-name="T3">(49)</text:span><text:span text:style-name="T2"> وَلَئِنَ اَرْسَلْنَا رۣيحاً فَرَأَوْهُ مُصْفَرّاً لَّظَلُّواْ مِـنۢ بَعْدِهِ” يَكْفُرُونَؐ </text:span><text:span text:style-name="T3">(50)</text:span><text:span text:style-name="T2"> فَإِنَّــكَ لاَ تُسْمِعُ </text:span><text:span text:style-name="T5">۴</text:span><text:span text:style-name="T2">لْمَوْتۭيٰ وَلاَ تُسْمِعُ </text:span><text:span text:style-name="T5">۴</text:span><text:span text:style-name="T2">لصُّمَّ </text:span><text:span text:style-name="T5">۰</text:span><text:span text:style-name="T2">لدُّعَآءَ اۭذَا وَلَّوْاْ مُدْبِـرۣينَؐ </text:span><text:span text:style-name="T3">(51)</text:span><text:span text:style-name="T2"> وَمَآ أَنتَ بِهَـٰدِ </text:span><text:span text:style-name="T5">۱</text:span><text:span text:style-name="T2">لْعُمْيِ عَن ضَچَلَتِهِمُؐ; إِن تُسْمِعُ إِلاَّ مَنْ يُّومِنُ بِـَٔايَـٰتِنَا فَهُم مُّسْلِمُونَؐ </text:span><text:span text:style-name="T3">(52)</text:span><text:span text:style-name="T2"> © </text:span><text:span text:style-name="T5">۰</text:span><text:span text:style-name="T2">للَّهُ </text:span><text:span text:style-name="T5">۴ﻟ﮲</text:span><text:span text:style-name="T2"> خَلَقَكُم مِّــن ضُعْفٍ ثُمَّ جَعَلَ مِنۢ بَعْدِ ضُعْفٍ قُوَّةً ثُمَّ جَعَلَ مِنۢ بَعْدِ قُوَّةٍ ضُعْفاً وَشَيْبَةًؐ يَخْلُــقُ مَا يَشَآءُؐ وَهُوَ </text:span><text:span text:style-name="T5">۰</text:span><text:span text:style-name="T2">لْعَلِيمُ </text:span><text:span text:style-name="T5">۴</text:span><text:span text:style-name="T2">لْقَدِيرُؐ </text:span><text:span text:style-name="T3">(53)</text:span><text:span text:style-name="T2"> وَيَوْمَ تَقُومُ </text:span><text:span text:style-name="T5">۴</text:span><text:span text:style-name="T2">لسَّاعَةُ يُقْسِمُ </text:span><text:span text:style-name="T5">۴</text:span><text:span text:style-name="T2">ڤْمُجْرۣمُونَ مَا لَبِثُواْ غَيْرَ سَاعَةٍؐ كَذَ؛لِــكَ كَانُواْ يُوفَكُونَؐ </text:span><text:span text:style-name="T3">(54)</text:span><text:span text:style-name="T2"> وَقَالَ </text:span><text:span text:style-name="T5">۰</text:span><text:span text:style-name="T2">لذِينَ ٱُوتُواْ </text:span><text:span text:style-name="T5">۴</text:span><text:span text:style-name="T2">لْعِلْمَ وَالِايمَـٰــنَ لَقَدْ لَبِثْتُمْ فِى كِتَـٰبِ </text:span><text:span text:style-name="T5">۱</text:span><text:span text:style-name="T2">للَّهِ إِلَيٰ يَوْمِ </text:span><text:span text:style-name="T5">۱</text:span><text:span text:style-name="T2">لْبَعْثِؐ فَهَـٰذَا يَوْمُ </text:span><text:span text:style-name="T5">۴</text:span><text:span text:style-name="T2">لْبَعْــثِ وَچَكِنَّكُمْ كُنتُمْ لاَ تَعْلَمُونَؐ </text:span><text:span text:style-name="T3">(55)</text:span><text:span text:style-name="T2"> فَيَوْمَئِذٍ لاَّ تَنفَعُ </text:span><text:span text:style-name="T5">۴</text:span><text:span text:style-name="T2">لذِيــنَ ظَلَمُواْ مَعْذِرَتُهُمْ وَلاَ هُمْ يُسْتَعْتَبُونَؐ </text:span><text:span text:style-name="T3">(56)</text:span><text:span text:style-name="T2"> وَلَقَد ضَّرَبْنَا لِلنَّاسِ فِى هَـٰذَا </text:span><text:span text:style-name="T5">۰</text:span><text:span text:style-name="T2">لْقُرْءَانِ</text:span></text:p>
      <text:p text:style-name="P3" loext:marker-style-name="T2"/>
      <text:p text:style-name="P4" loext:marker-style-name="T2"><text:span text:style-name="T2">420</text:span></text:p>
      <text:p text:style-name="P2" loext:marker-style-name="T2"><text:span text:style-name="T2">مِــن كُــلّۣ مَثَلٍؐ وَلَـئِن جِيؔتَهُم بِـَٔايَةٍ لَّيَقُولَــنَّ </text:span><text:span text:style-name="T5">۰</text:span><text:span text:style-name="T2">لذِيــنَ كَفَرُوٓاْ إِنَ اَنتُمُ; إِلاَّ مُبْطِلُونَؐ </text:span><text:span text:style-name="T3">(57)</text:span><text:span text:style-name="T2"> كَذَ؛لِكَ يَطْبَعُ </text:span><text:span text:style-name="T5">۴</text:span><text:span text:style-name="T2">للَّهُ عَلَيٰ قُلُوبِ </text:span><text:span text:style-name="T5">۱</text:span><text:span text:style-name="T2">لذِيــنَ لاَ يَعْلَمُونَؐ </text:span><text:span text:style-name="T3">(58)</text:span><text:span text:style-name="T2"> فَاصْبِـرۣؐ اِنَّ وَعْدَ </text:span><text:span text:style-name="T5">۰</text:span><text:span text:style-name="T2">للَّهِ حَقٌّؐ وَلاَ يَسْتَخِفَّنَّكَ </text:span><text:span text:style-name="T5">۰</text:span><text:span text:style-name="T2">لذِينَ لاَ يُوقِنُونَ </text:span><text:span text:style-name="T3">(59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5:38.709365298</meta:creation-date>
    <dc:date>2025-03-03T13:45:56.406021748</dc:date>
    <meta:editing-duration>PT20S</meta:editing-duration>
    <meta:editing-cycles>1</meta:editing-cycles>
    <meta:document-statistic meta:table-count="0" meta:image-count="0" meta:object-count="0" meta:page-count="8" meta:paragraph-count="16" meta:word-count="894" meta:character-count="4913" meta:non-whitespace-character-count="4035"/>
    <meta:generator>LibreOffice/24.8.2.1$Linux_X86_64 LibreOffice_project/0f794b6e29741098670a3b95d60478a65d05ef13</meta:generator>
  </office:meta>
</office:document-meta>
</file>